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2000006E00000A060000085D08B9DF2B.svm"/>
  <manifest:file-entry manifest:media-type="image/png" manifest:full-path="Pictures/100000000000007D0000004C8F10C784.png"/>
  <manifest:file-entry manifest:media-type="" manifest:full-path="Pictures/2000001F0000081400000A34E431830C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auto-grow-height="false" fo:min-height="0.749cm" fo:min-width="0.499cm"/>
    </style:style>
    <style:style style:name="gr2" style:family="graphic" style:parent-style-name="standard">
      <style:graphic-properties svg:stroke-width="0.07cm" draw:marker-start-width="0.42cm" draw:marker-end="Arrow" draw:marker-end-width="0.42cm" draw:textarea-horizontal-align="left" draw:textarea-vertical-align="bottom" fo:padding-top="0cm" fo:padding-bottom="0.16cm" fo:padding-left="0.285cm" fo:padding-right="0.285cm"/>
    </style:style>
    <style:style style:name="gr3" style:family="graphic" style:parent-style-name="standard">
      <style:graphic-properties svg:stroke-width="0.07cm" draw:marker-start="Arrow" draw:marker-start-width="0.42cm" draw:marker-end="" draw:marker-end-width="0.42cm" draw:textarea-horizontal-align="right" draw:textarea-vertical-align="bottom" fo:padding-top="0cm" fo:padding-bottom="0.16cm" fo:padding-left="0.285cm" fo:padding-right="0.285cm"/>
    </style:style>
    <style:style style:name="gr4" style:family="graphic" style:parent-style-name="standard">
      <style:graphic-properties draw:stroke="dash" draw:stroke-dash="Fine_20_Dashed" svg:stroke-width="0.07cm" draw:marker-start-width="0.42cm" draw:marker-end="Arrow" draw:marker-end-width="0.42cm" draw:textarea-horizontal-align="left" draw:textarea-vertical-align="bottom" fo:padding-top="0cm" fo:padding-bottom="0.16cm" fo:padding-left="0.285cm" fo:padding-right="0.285cm"/>
    </style:style>
    <style:style style:name="gr5" style:family="graphic" style:parent-style-name="standard">
      <style:graphic-properties draw:stroke="dash" draw:stroke-dash="Fine_20_Dashed" svg:stroke-width="0.07cm" draw:marker-start="Arrow" draw:marker-start-width="0.42cm" draw:marker-end="" draw:marker-end-width="0.42cm" draw:textarea-horizontal-align="right" draw:textarea-vertical-align="bottom" fo:padding-top="0cm" fo:padding-bottom="0.16cm" fo:padding-left="0.285cm" fo:padding-right="0.2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bitmap" draw:fill-color="#ffffff" draw:fill-image-name="Bitmape_20_1" style:repeat="stretch" draw:textarea-horizontal-align="justify" draw:textarea-vertical-align="middle" draw:auto-grow-height="false" fo:padding-top="0.125cm" fo:padding-bottom="0.125cm" fo:padding-left="0.25cm" fo:padding-right="0.25cm" fo:wrap-option="no-wrap" draw:shadow="hidden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Arial" style:font-style-name="Normal" style:font-family-generic="swiss" style:font-pitch="variable" fo:font-style="normal" fo:font-weight="normal"/>
    </style:style>
    <style:style style:name="P3" style:family="paragraph">
      <style:paragraph-properties fo:margin-left="0cm" fo:margin-right="0cm" fo:text-align="center" fo:text-indent="0cm"/>
      <style:text-properties fo:color="#0000ff" fo:font-size="18pt" fo:font-weight="bold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fo:color="#0000ff" style:text-position="0% 100%" fo:font-family="Arial" style:font-style-name="Normal" style:font-family-generic="swiss" style:font-pitch="variable" fo:font-size="18pt" fo:font-weight="bold" style:font-size-asian="18pt" style:font-size-complex="18pt"/>
    </style:style>
    <style:style style:name="P5" style:family="paragraph">
      <style:paragraph-properties fo:margin-left="0cm" fo:margin-right="0cm" fo:text-align="start" fo:text-indent="0cm"/>
      <style:text-properties fo:color="#0000ff" fo:font-size="18pt" fo:font-weight="bold" style:font-size-asian="18pt" style:font-size-complex="18pt"/>
    </style:style>
    <style:style style:name="P6" style:family="paragraph">
      <style:paragraph-properties fo:margin-left="0cm" fo:margin-right="0cm" fo:text-align="start" fo:text-indent="0cm"/>
      <style:text-properties fo:color="#0000ff" style:text-position="super 100%" fo:font-family="Arial" style:font-style-name="Normal" style:font-family-generic="swiss" style:font-pitch="variable" fo:font-size="18pt" fo:font-style="normal" fo:font-weight="bold" style:font-size-asian="18pt" style:font-size-complex="18pt"/>
    </style:style>
    <style:style style:name="P7" style:family="paragraph">
      <style:paragraph-properties fo:margin-left="0cm" fo:margin-right="0cm" fo:text-align="center" fo:text-indent="0cm"/>
      <style:text-properties fo:color="#000000" style:text-position="super 100%" fo:font-family="Arial" style:font-style-name="Normal" style:font-family-generic="swiss" style:font-pitch="variable" fo:font-style="normal" fo:font-weight="normal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font-size="18pt" fo:language="pt" fo:country="BR" style:font-size-asian="18pt" style:font-size-complex="18pt"/>
    </style:style>
    <style:style style:name="P10" style:family="paragraph">
      <style:paragraph-properties fo:margin-left="0cm" fo:margin-right="0cm" fo:text-align="center" text:enable-numbering="false" fo:text-indent="0cm"/>
    </style:style>
    <style:style style:name="P11" style:family="paragraph">
      <style:paragraph-properties fo:margin-left="0cm" fo:margin-right="0cm" fo:text-align="center" text:enable-numbering="false" fo:text-indent="0cm" style:writing-mode="lr-tb"/>
    </style:style>
    <style:style style:name="P12" style:family="paragraph">
      <style:paragraph-properties fo:text-align="center"/>
    </style:style>
    <style:style style:name="T1" style:family="text">
      <style:text-properties fo:font-family="Arial" style:font-style-name="Normal" style:font-family-generic="swiss" style:font-pitch="variable" fo:font-style="normal" fo:font-weight="normal"/>
    </style:style>
    <style:style style:name="T2" style:family="text">
      <style:text-properties style:text-position="0% 100%" fo:font-family="Arial" style:font-style-name="Normal" style:font-family-generic="swiss" style:font-pitch="variable"/>
    </style:style>
    <style:style style:name="T3" style:family="text">
      <style:text-properties style:text-position="super 100%" fo:font-family="Arial" style:font-style-name="Normal" style:font-family-generic="swiss" style:font-pitch="variable" fo:font-style="normal"/>
    </style:style>
    <style:style style:name="T4" style:family="text">
      <style:text-properties fo:color="#000000" style:text-position="super 100%" fo:font-family="Arial" style:font-style-name="Normal" style:font-family-generic="swiss" style:font-pitch="variable" fo:font-style="normal" fo:font-weight="normal"/>
    </style:style>
    <style:style style:name="T5" style:family="text">
      <style:text-properties fo:font-size="18pt" fo:language="pt" fo:country="BR" style:font-size-asian="18pt" style:font-size-complex="18pt"/>
    </style:style>
    <style:style style:name="T6" style:family="text">
      <style:text-properties fo:font-size="13pt" fo:font-weight="bold" style:font-size-asian="13pt" style:font-size-complex="13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3.347cm" svg:y="6.178cm">
          <text:p text:style-name="P1">1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1cm" svg:height="1cm" svg:x="15.847cm" svg:y="7.678cm">
          <text:p text:style-name="P1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4" draw:layer="layout" svg:x1="4.847cm" svg:y1="6.678cm" svg:x2="15.347cm" svg:y2="6.678cm">
          <text:p text:style-name="P3"><text:span text:style-name="T2">Client Hello</text:span></text:p>
        </draw:line>
        <draw:line draw:style-name="gr3" draw:text-style-name="P6" draw:layer="layout" svg:x1="4.847cm" svg:y1="8.178cm" svg:x2="15.347cm" svg:y2="8.178cm">
          <text:p text:style-name="P5"><text:span text:style-name="T3">Server Hello</text:span></text:p>
        </draw:line>
        <draw:custom-shape draw:style-name="gr1" draw:text-style-name="P2" draw:layer="layout" svg:width="1cm" svg:height="1cm" svg:x="15.847cm" svg:y="9.178cm">
          <text:p text:style-name="P1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1cm" svg:height="1cm" svg:x="3.347cm" svg:y="12.178cm">
          <text:p text:style-name="P1"><text:span text:style-name="T1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7" draw:layer="layout" svg:x1="4.847cm" svg:y1="12.678cm" svg:x2="15.347cm" svg:y2="12.678cm">
          <text:p text:style-name="P1"><text:span text:style-name="T4">Change Cipher Spec</text:span></text:p>
        </draw:line>
        <draw:custom-shape draw:style-name="gr1" draw:text-style-name="P2" draw:layer="layout" svg:width="1cm" svg:height="1cm" svg:x="3.347cm" svg:y="13.678cm">
          <text:p text:style-name="P1"><text:span text:style-name="T1">6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4" draw:text-style-name="P7" draw:layer="layout" svg:x1="4.847cm" svg:y1="14.178cm" svg:x2="15.347cm" svg:y2="14.178cm">
          <text:p text:style-name="P1"><text:span text:style-name="T4">Finished</text:span></text:p>
        </draw:line>
        <draw:line draw:style-name="gr3" draw:text-style-name="P7" draw:layer="layout" svg:x1="4.847cm" svg:y1="9.678cm" svg:x2="15.347cm" svg:y2="9.678cm">
          <text:p text:style-name="P1"><text:span text:style-name="T4">Change Cipher Spec</text:span></text:p>
        </draw:line>
        <draw:line draw:style-name="gr5" draw:text-style-name="P7" draw:layer="layout" svg:x1="4.847cm" svg:y1="11.178cm" svg:x2="15.347cm" svg:y2="11.178cm">
          <text:p text:style-name="P1"><text:span text:style-name="T4">Finished</text:span></text:p>
        </draw:line>
        <draw:frame draw:style-name="gr6" draw:text-style-name="P9" draw:layer="layout" svg:width="2.208cm" svg:height="0.767cm" svg:x="2.767cm" svg:y="4.898cm">
          <draw:text-box>
            <text:p text:style-name="P8"><text:span text:style-name="T5">Cliente</text:span></text:p>
          </draw:text-box>
        </draw:frame>
        <draw:frame draw:style-name="gr6" draw:text-style-name="P9" draw:layer="layout" svg:width="2.69cm" svg:height="0.767cm" svg:x="14.947cm" svg:y="4.898cm">
          <draw:text-box>
            <text:p text:style-name="P8"><text:span text:style-name="T5">Servidor</text:span></text:p>
          </draw:text-box>
        </draw:frame>
        <draw:custom-shape draw:style-name="gr1" draw:text-style-name="P2" draw:layer="layout" svg:width="1cm" svg:height="1cm" svg:x="15.847cm" svg:y="10.678cm">
          <text:p text:style-name="P1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11" draw:layer="layout" svg:width="4.293cm" svg:height="2.457cm" svg:x="8.054cm" svg:y="2.421cm">
          <text:p text:style-name="P10"><text:span text:style-name="T6">NETWORK</text:span>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2.565cm" svg:height="2.14cm" svg:x="2.582cm" svg:y="2.549cm">
          <draw:image xlink:href="Pictures/2000006E00000A060000085D08B9DF2B.svm" xlink:type="simple" xlink:show="embed" xlink:actuate="onLoad">
            <text:p text:style-name="P8"/>
          </draw:image>
        </draw:frame>
        <draw:frame draw:style-name="gr8" draw:text-style-name="P12" draw:layer="layout" svg:width="2.067cm" svg:height="2.611cm" svg:x="15.247cm" svg:y="2.078cm">
          <draw:image xlink:href="Pictures/2000001F0000081400000A34E431830C.svm" xlink:type="simple" xlink:show="embed" xlink:actuate="onLoad">
            <text:p text:style-name="P8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1" draw:display-name="Bitmape 1" xlink:href="Pictures/100000000000007D0000004C8F10C784.png" xlink:type="simple" xlink:show="embed" xlink:actuate="onLoad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draw:textarea-horizontal-align="left" draw:textarea-vertical-align="middle" fo:padding-top="0cm" fo:padding-bottom="0cm" fo:padding-left="0cm" fo:padding-right="0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Verdana" style:font-style-name="Normal" style:font-family-generic="swiss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178cm" fo:margin-bottom="1.197cm" fo:margin-left="0.347cm" fo:margin-right="0.37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6-01-21T22:55:20</meta:creation-date>
    <dc:date>2006-01-23T01:55:06</dc:date>
    <dc:language>en-US</dc:language>
    <meta:editing-cycles>3</meta:editing-cycles>
    <meta:editing-duration>PT14M0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